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WTF is Flask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Section 0: Int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Flas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ightweight <text:span text:style-name="T1">WSGI</text:span><text:span text:style-name="T2"> </text:span><text:span text:style-name="T3">web application framework</text:span></text:p>
              </text:list-item>
              <text:list-item>
                <text:p><text:span text:style-name="T3">Framework for Python</text:span></text:p>
              </text:list-item>
              <text:list-item>
                <text:p><text:span text:style-name="T3">Built on a WSGI library, werkzeug, and Jinja </text:span><text:span text:style-name="T3">templates</text:span></text:p>
              </text:list-item>
              <text:list-item>
                <text:p><text:span text:style-name="T3">WSGI: Web Server Gateway Interface, a </text:span><text:span text:style-name="T3">standard that describes how a web server </text:span><text:span text:style-name="T3">communicates with web application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ython Ver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Version: 3</text:p>
              </text:list-header>
              <text:list-item>
                <text:p>Please</text:p>
              </text:list-item>
              <text:list-item>
                <text:p>V2 is EO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rtual Environmen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seful for supporting many projects with many different required library versions</text:p>
              </text:list-item>
              <text:list-item>
                <text:p>User specific, so permission are not an issue</text:p>
              </text:list-item>
              <text:list-item>
                <text:p>Super easy to set up</text:p>
                <text:list>
                  <text:list-item>
                    <text:p>Python -m venv venv</text:p>
                  </text:list-item>
                  <text:list-item>
                    <text:p>Activate with:</text:p>
                    <text:list>
                      <text:list-item>
                        <text:p>Linux/Mac: source venv/bin/activate</text:p>
                      </text:list-item>
                      <text:list-item>
                        <text:p>Windows: venv\Scripts\activate</text:p>
                      </text:list-item>
                    </text:list>
                  </text:list-item>
                  <text:list-item>
                    <text:p>Deactivate: $ deactivat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ip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pgrade:</text:p>
                <text:list>
                  <text:list-item>
                    <text:p>Pip install –upgrade pip</text:p>
                  </text:list-item>
                </text:list>
              </text:list-item>
              <text:list-item>
                <text:p>Install from requirements file:</text:p>
                <text:list>
                  <text:list-item>
                    <text:p>Pip install -r requirements.txt</text:p>
                  </text:list-item>
                  <text:list-item>
                    <text:p>Pip freeze &gt; requirements.txt</text:p>
                  </text:list-item>
                </text:list>
              </text:list-item>
              <text:list-item>
                <text:p>Install latest version of library:</text:p>
                <text:list>
                  <text:list-item>
                    <text:p>Pip install &lt;Package name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ip Cont.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stall specific version of library:</text:p>
                <text:list>
                  <text:list-item>
                    <text:p>Pip install &lt;Package name&gt;=&lt;version#&gt;</text:p>
                  </text:list-item>
                </text:list>
              </text:list-item>
              <text:list-item>
                <text:p>Uninstall library:</text:p>
                <text:list>
                  <text:list-item>
                    <text:p>Pip uninstall &lt;Package name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3T22:03:20.007221484</meta:creation-date>
    <meta:editing-duration>PT10M18S</meta:editing-duration>
    <meta:editing-cycles>2</meta:editing-cycles>
    <meta:generator>LibreOffice/6.3.4.2.0$Linux_X86_64 LibreOffice_project/30$Build-2</meta:generator>
    <dc:title>Midnightblue</dc:title>
    <dc:date>2020-01-23T22:23:48.410143841</dc:date>
    <meta:document-statistic meta:object-count="75"/>
  </office:meta>
</office:document-meta>
</file>